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6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API/SDK Name Raw</text:p>
          </table:table-cell>
          <table:table-cell table:style-name="ce1" office:value-type="string" calcext:value-type="string">
            <text:p>Category Raw</text:p>
          </table:table-cell>
          <table:table-cell office:value-type="string" calcext:value-type="string">
            <text:p>Link Raw</text:p>
          </table:table-cell>
          <table:table-cell office:value-type="string" calcext:value-type="string">
            <text:p>SDK/API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boto3.amazonaws.com/v1/documentation/api/latest/index.html" xlink:type="simple">AWS (Amazon)</text:a></text:p>
          </table:table-cell>
          <table:table-cell table:style-name="ce2" office:value-type="string" calcext:value-type="string">
            <text:p>Cloud Computing</text:p>
          </table:table-cell>
          <table:table-cell office:value-type="string" calcext:value-type="string">
            <text:p>https://boto3.amazonaws.com/v1/documentation/api/latest/index.html</text:p>
          </table:table-cell>
          <table:table-cell table:formula="of:=COM.MICROSOFT.CONCAT(&quot;[&quot;;[.B2];&quot;][&quot;;[.A2];&quot;]&quot;)" office:value-type="string" office:string-value="[AWS (Amazon)][1]" calcext:value-type="string">
            <text:p>[AWS (Amazon)][1]</text:p>
          </table:table-cell>
          <table:table-cell table:formula="of:=COM.MICROSOFT.CONCAT([.C2];&quot;&quot;)" office:value-type="string" office:string-value="Cloud Computing" calcext:value-type="string">
            <text:p>Cloud Computing</text:p>
          </table:table-cell>
          <table:table-cell table:formula="of:=COM.MICROSOFT.CONCAT(&quot;[&quot;;[.A2];&quot;]: &quot;;[.D2])" office:value-type="string" office:string-value="[1]: https://boto3.amazonaws.com/v1/documentation/api/latest/index.html" calcext:value-type="string">
            <text:p>[1]: https://boto3.amazonaws.com/v1/documentation/api/latest/index.htm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dropbox.com/developers/reference/getting-started?_tk=guides_lp&amp;_ad=tutorial5&amp;_camp=get_started" xlink:type="simple">Dropbox</text:a></text:p>
          </table:table-cell>
          <table:table-cell table:style-name="ce2" office:value-type="string" calcext:value-type="string">
            <text:p>Cloud Storage</text:p>
          </table:table-cell>
          <table:table-cell office:value-type="string" calcext:value-type="string">
            <text:p>https://www.dropbox.com/developers/reference/getting-started?_tk=guides_lp&amp;_ad=tutorial5&amp;_camp=get_started</text:p>
          </table:table-cell>
          <table:table-cell table:formula="of:=COM.MICROSOFT.CONCAT(&quot;[&quot;;[.B3];&quot;][&quot;;[.A3];&quot;]&quot;)" office:value-type="string" office:string-value="[Dropbox][2]" calcext:value-type="string">
            <text:p>[Dropbox][2]</text:p>
          </table:table-cell>
          <table:table-cell table:formula="of:=COM.MICROSOFT.CONCAT([.C3];&quot;&quot;)" office:value-type="string" office:string-value="Cloud Storage" calcext:value-type="string">
            <text:p>Cloud Storage</text:p>
          </table:table-cell>
          <table:table-cell table:formula="of:=COM.MICROSOFT.CONCAT(&quot;[&quot;;[.A3];&quot;]: &quot;;[.D3])" office:value-type="string" office:string-value="[2]: https://www.dropbox.com/developers/reference/getting-started?_tk=guides_lp&amp;_ad=tutorial5&amp;_camp=get_started" calcext:value-type="string">
            <text:p>[2]: https://www.dropbox.com/developers/reference/getting-started?_tk=guides_lp&amp;_ad=tutorial5&amp;_camp=get_start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developers.facebook.com/docs/business-sdk/getting-started#python" xlink:type="simple">Facebook Business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developers.facebook.com/docs/business-sdk/getting-started#python</text:p>
          </table:table-cell>
          <table:table-cell table:formula="of:=COM.MICROSOFT.CONCAT(&quot;[&quot;;[.B4];&quot;][&quot;;[.A4];&quot;]&quot;)" office:value-type="string" office:string-value="[Facebook Business][3]" calcext:value-type="string">
            <text:p>[Facebook Business][3]</text:p>
          </table:table-cell>
          <table:table-cell table:formula="of:=COM.MICROSOFT.CONCAT([.C4];&quot;&quot;)" office:value-type="string" office:string-value="Social Media" calcext:value-type="string">
            <text:p>Social Media</text:p>
          </table:table-cell>
          <table:table-cell table:formula="of:=COM.MICROSOFT.CONCAT(&quot;[&quot;;[.A4];&quot;]: &quot;;[.D4])" office:value-type="string" office:string-value="[3]: https://developers.facebook.com/docs/business-sdk/getting-started#python" calcext:value-type="string">
            <text:p>[3]: https://developers.facebook.com/docs/business-sdk/getting-started#pyth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stuvel.eu/software/flickrapi/" xlink:type="simple">Flickr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stuvel.eu/software/flickrapi/</text:p>
          </table:table-cell>
          <table:table-cell table:formula="of:=COM.MICROSOFT.CONCAT(&quot;[&quot;;[.B5];&quot;][&quot;;[.A5];&quot;]&quot;)" office:value-type="string" office:string-value="[Flickr][4]" calcext:value-type="string">
            <text:p>[Flickr][4]</text:p>
          </table:table-cell>
          <table:table-cell table:formula="of:=COM.MICROSOFT.CONCAT([.C5];&quot;&quot;)" office:value-type="string" office:string-value="Social Media" calcext:value-type="string">
            <text:p>Social Media</text:p>
          </table:table-cell>
          <table:table-cell table:formula="of:=COM.MICROSOFT.CONCAT(&quot;[&quot;;[.A5];&quot;]: &quot;;[.D5])" office:value-type="string" office:string-value="[4]: https://stuvel.eu/software/flickrapi/" calcext:value-type="string">
            <text:p>[4]: https://stuvel.eu/software/flickrapi/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github.com/googlemaps/google-maps-services-python" xlink:type="simple">Google Maps</text:a></text:p>
          </table:table-cell>
          <table:table-cell table:style-name="ce2" office:value-type="string" calcext:value-type="string">
            <text:p>Maps</text:p>
          </table:table-cell>
          <table:table-cell office:value-type="string" calcext:value-type="string">
            <text:p>https://github.com/googlemaps/google-maps-services-python</text:p>
          </table:table-cell>
          <table:table-cell table:formula="of:=COM.MICROSOFT.CONCAT(&quot;[&quot;;[.B6];&quot;][&quot;;[.A6];&quot;]&quot;)" office:value-type="string" office:string-value="[Google Maps][5]" calcext:value-type="string">
            <text:p>[Google Maps][5]</text:p>
          </table:table-cell>
          <table:table-cell table:formula="of:=COM.MICROSOFT.CONCAT([.C6];&quot;&quot;)" office:value-type="string" office:string-value="Maps" calcext:value-type="string">
            <text:p>Maps</text:p>
          </table:table-cell>
          <table:table-cell table:formula="of:=COM.MICROSOFT.CONCAT(&quot;[&quot;;[.A6];&quot;]: &quot;;[.D6])" office:value-type="string" office:string-value="[5]: https://github.com/googlemaps/google-maps-services-python" calcext:value-type="string">
            <text:p>[5]: https://github.com/googlemaps/google-maps-services-pytho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rapidapi.com/blog/instagram-api-python/" xlink:type="simple">Instagram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rapidapi.com/blog/instagram-api-python/</text:p>
          </table:table-cell>
          <table:table-cell table:formula="of:=COM.MICROSOFT.CONCAT(&quot;[&quot;;[.B7];&quot;][&quot;;[.A7];&quot;]&quot;)" office:value-type="string" office:string-value="[Instagram][6]" calcext:value-type="string">
            <text:p>[Instagram][6]</text:p>
          </table:table-cell>
          <table:table-cell table:formula="of:=COM.MICROSOFT.CONCAT([.C7];&quot;&quot;)" office:value-type="string" office:string-value="Social Media" calcext:value-type="string">
            <text:p>Social Media</text:p>
          </table:table-cell>
          <table:table-cell table:formula="of:=COM.MICROSOFT.CONCAT(&quot;[&quot;;[.A7];&quot;]: &quot;;[.D7])" office:value-type="string" office:string-value="[6]: https://rapidapi.com/blog/instagram-api-python/" calcext:value-type="string">
            <text:p>[6]: https://rapidapi.com/blog/instagram-api-python/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developer.twitter.com/en/docs/twitter-api/tools-and-libraries/v2" xlink:type="simple">Twitter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developer.twitter.com/en/docs/twitter-api/tools-and-libraries/v2</text:p>
          </table:table-cell>
          <table:table-cell table:formula="of:=COM.MICROSOFT.CONCAT(&quot;[&quot;;[.B8];&quot;][&quot;;[.A8];&quot;]&quot;)" office:value-type="string" office:string-value="[Twitter][7]" calcext:value-type="string">
            <text:p>[Twitter][7]</text:p>
          </table:table-cell>
          <table:table-cell table:formula="of:=COM.MICROSOFT.CONCAT([.C8];&quot;&quot;)" office:value-type="string" office:string-value="Social Media" calcext:value-type="string">
            <text:p>Social Media</text:p>
          </table:table-cell>
          <table:table-cell table:formula="of:=COM.MICROSOFT.CONCAT(&quot;[&quot;;[.A8];&quot;]: &quot;;[.D8])" office:value-type="string" office:string-value="[7]: https://developer.twitter.com/en/docs/twitter-api/tools-and-libraries/v2" calcext:value-type="string">
            <text:p>[7]: https://developer.twitter.com/en/docs/twitter-api/tools-and-libraries/v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developers.google.com/earth-engine/guides/python_install" xlink:type="simple">Google Earth Engine</text:a></text:p>
          </table:table-cell>
          <table:table-cell table:style-name="ce2" office:value-type="string" calcext:value-type="string">
            <text:p>Data Science</text:p>
          </table:table-cell>
          <table:table-cell office:value-type="string" calcext:value-type="string">
            <text:p>https://developers.google.com/earth-engine/guides/python_install</text:p>
          </table:table-cell>
          <table:table-cell table:formula="of:=COM.MICROSOFT.CONCAT(&quot;[&quot;;[.B9];&quot;][&quot;;[.A9];&quot;]&quot;)" office:value-type="string" office:string-value="[Google Earth Engine][8]" calcext:value-type="string">
            <text:p>[Google Earth Engine][8]</text:p>
          </table:table-cell>
          <table:table-cell table:formula="of:=COM.MICROSOFT.CONCAT([.C9];&quot;&quot;)" office:value-type="string" office:string-value="Data Science" calcext:value-type="string">
            <text:p>Data Science</text:p>
          </table:table-cell>
          <table:table-cell table:formula="of:=COM.MICROSOFT.CONCAT(&quot;[&quot;;[.A9];&quot;]: &quot;;[.D9])" office:value-type="string" office:string-value="[8]: https://developers.google.com/earth-engine/guides/python_install" calcext:value-type="string">
            <text:p>[8]: https://developers.google.com/earth-engine/guides/python_install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github.com/mocnik-science/osm-python-tools" xlink:type="simple">OSM Python Tools</text:a></text:p>
          </table:table-cell>
          <table:table-cell table:style-name="ce2" office:value-type="string" calcext:value-type="string">
            <text:p>Maps</text:p>
          </table:table-cell>
          <table:table-cell office:value-type="string" calcext:value-type="string">
            <text:p>https://github.com/mocnik-science/osm-python-tools</text:p>
          </table:table-cell>
          <table:table-cell table:formula="of:=COM.MICROSOFT.CONCAT(&quot;[&quot;;[.B10];&quot;][&quot;;[.A10];&quot;]&quot;)" office:value-type="string" office:string-value="[OSM Python Tools][9]" calcext:value-type="string">
            <text:p>[OSM Python Tools][9]</text:p>
          </table:table-cell>
          <table:table-cell table:formula="of:=COM.MICROSOFT.CONCAT([.C10];&quot;&quot;)" office:value-type="string" office:string-value="Maps" calcext:value-type="string">
            <text:p>Maps</text:p>
          </table:table-cell>
          <table:table-cell table:formula="of:=COM.MICROSOFT.CONCAT(&quot;[&quot;;[.A10];&quot;]: &quot;;[.D10])" office:value-type="string" office:string-value="[9]: https://github.com/mocnik-science/osm-python-tools" calcext:value-type="string">
            <text:p>[9]: https://github.com/mocnik-science/osm-python-tool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developer.uber.com/docs/riders/ride-requests/tutorials/api/python" xlink:type="simple">Uber</text:a></text:p>
          </table:table-cell>
          <table:table-cell table:style-name="ce2" office:value-type="string" calcext:value-type="string">
            <text:p>Travel</text:p>
          </table:table-cell>
          <table:table-cell office:value-type="string" calcext:value-type="string">
            <text:p>https://developer.uber.com/docs/riders/ride-requests/tutorials/api/python</text:p>
          </table:table-cell>
          <table:table-cell table:formula="of:=COM.MICROSOFT.CONCAT(&quot;[&quot;;[.B11];&quot;][&quot;;[.A11];&quot;]&quot;)" office:value-type="string" office:string-value="[Uber][10]" calcext:value-type="string">
            <text:p>[Uber][10]</text:p>
          </table:table-cell>
          <table:table-cell table:formula="of:=COM.MICROSOFT.CONCAT([.C11];&quot;&quot;)" office:value-type="string" office:string-value="Travel" calcext:value-type="string">
            <text:p>Travel</text:p>
          </table:table-cell>
          <table:table-cell table:formula="of:=COM.MICROSOFT.CONCAT(&quot;[&quot;;[.A11];&quot;]: &quot;;[.D11])" office:value-type="string" office:string-value="[10]: https://developer.uber.com/docs/riders/ride-requests/tutorials/api/python" calcext:value-type="string">
            <text:p>[10]: https://developer.uber.com/docs/riders/ride-requests/tutorials/api/pyth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ikipedia.readthedocs.io/en/latest/" xlink:type="simple">Wikipedia</text:a></text:p>
          </table:table-cell>
          <table:table-cell table:style-name="ce2" office:value-type="string" calcext:value-type="string">
            <text:p>Encyclopedia</text:p>
          </table:table-cell>
          <table:table-cell office:value-type="string" calcext:value-type="string">
            <text:p>https://wikipedia.readthedocs.io/en/latest/</text:p>
          </table:table-cell>
          <table:table-cell table:formula="of:=COM.MICROSOFT.CONCAT(&quot;[&quot;;[.B12];&quot;][&quot;;[.A12];&quot;]&quot;)" office:value-type="string" office:string-value="[Wikipedia][11]" calcext:value-type="string">
            <text:p>[Wikipedia][11]</text:p>
          </table:table-cell>
          <table:table-cell table:formula="of:=COM.MICROSOFT.CONCAT([.C12];&quot;&quot;)" office:value-type="string" office:string-value="Encyclopedia" calcext:value-type="string">
            <text:p>Encyclopedia</text:p>
          </table:table-cell>
          <table:table-cell table:formula="of:=COM.MICROSOFT.CONCAT(&quot;[&quot;;[.A12];&quot;]: &quot;;[.D12])" office:value-type="string" office:string-value="[11]: https://wikipedia.readthedocs.io/en/latest/" calcext:value-type="string">
            <text:p>[11]: https://wikipedia.readthedocs.io/en/latest/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slack.dev/python-slack-sdk/web/index.html" xlink:type="simple">Slack</text:a></text:p>
          </table:table-cell>
          <table:table-cell table:style-name="ce2" office:value-type="string" calcext:value-type="string">
            <text:p>Social</text:p>
          </table:table-cell>
          <table:table-cell office:value-type="string" calcext:value-type="string">
            <text:p>https://slack.dev/python-slack-sdk/web/index.html</text:p>
          </table:table-cell>
          <table:table-cell table:formula="of:=COM.MICROSOFT.CONCAT(&quot;[&quot;;[.B13];&quot;][&quot;;[.A13];&quot;]&quot;)" office:value-type="string" office:string-value="[Slack][12]" calcext:value-type="string">
            <text:p>[Slack][12]</text:p>
          </table:table-cell>
          <table:table-cell table:formula="of:=COM.MICROSOFT.CONCAT([.C13];&quot;&quot;)" office:value-type="string" office:string-value="Social" calcext:value-type="string">
            <text:p>Social</text:p>
          </table:table-cell>
          <table:table-cell table:formula="of:=COM.MICROSOFT.CONCAT(&quot;[&quot;;[.A13];&quot;]: &quot;;[.D13])" office:value-type="string" office:string-value="[12]: https://slack.dev/python-slack-sdk/web/index.html" calcext:value-type="string">
            <text:p>[12]: https://slack.dev/python-slack-sdk/web/index.htm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developer.vmware.com/sdks" xlink:type="simple">VMware</text:a></text:p>
          </table:table-cell>
          <table:table-cell table:style-name="ce2" office:value-type="string" calcext:value-type="string">
            <text:p>Virtualization</text:p>
          </table:table-cell>
          <table:table-cell office:value-type="string" calcext:value-type="string">
            <text:p>https://developer.vmware.com/sdks</text:p>
          </table:table-cell>
          <table:table-cell table:formula="of:=COM.MICROSOFT.CONCAT(&quot;[&quot;;[.B14];&quot;][&quot;;[.A14];&quot;]&quot;)" office:value-type="string" office:string-value="[VMware][13]" calcext:value-type="string">
            <text:p>[VMware][13]</text:p>
          </table:table-cell>
          <table:table-cell table:formula="of:=COM.MICROSOFT.CONCAT([.C14];&quot;&quot;)" office:value-type="string" office:string-value="Virtualization" calcext:value-type="string">
            <text:p>Virtualization</text:p>
          </table:table-cell>
          <table:table-cell table:formula="of:=COM.MICROSOFT.CONCAT(&quot;[&quot;;[.A14];&quot;]: &quot;;[.D14])" office:value-type="string" office:string-value="[13]: https://developer.vmware.com/sdks" calcext:value-type="string">
            <text:p>[13]: https://developer.vmware.com/sdk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azure.github.io/azure-sdk-for-python/" xlink:type="simple">Azure</text:a></text:p>
          </table:table-cell>
          <table:table-cell table:style-name="ce2" office:value-type="string" calcext:value-type="string">
            <text:p>Cloud Computing</text:p>
          </table:table-cell>
          <table:table-cell office:value-type="string" calcext:value-type="string">
            <text:p>https://azure.github.io/azure-sdk-for-python/</text:p>
          </table:table-cell>
          <table:table-cell table:formula="of:=COM.MICROSOFT.CONCAT(&quot;[&quot;;[.B15];&quot;][&quot;;[.A15];&quot;]&quot;)" office:value-type="string" office:string-value="[Azure][14]" calcext:value-type="string">
            <text:p>[Azure][14]</text:p>
          </table:table-cell>
          <table:table-cell table:formula="of:=COM.MICROSOFT.CONCAT([.C15];&quot;&quot;)" office:value-type="string" office:string-value="Cloud Computing" calcext:value-type="string">
            <text:p>Cloud Computing</text:p>
          </table:table-cell>
          <table:table-cell table:formula="of:=COM.MICROSOFT.CONCAT(&quot;[&quot;;[.A15];&quot;]: &quot;;[.D15])" office:value-type="string" office:string-value="[14]: https://azure.github.io/azure-sdk-for-python/" calcext:value-type="string">
            <text:p>[14]: https://azure.github.io/azure-sdk-for-python/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Cloud Computing</text:p>
          </table:table-cell>
          <table:table-cell office:value-type="string" calcext:value-type="string">
            <text:p>https://docs.oracle.com/en-us/iaas/Content/API/SDKDocs/pythonsdk.htm</text:p>
          </table:table-cell>
          <table:table-cell table:formula="of:=COM.MICROSOFT.CONCAT(&quot;[&quot;;[.B16];&quot;][&quot;;[.A16];&quot;]&quot;)" office:value-type="string" office:string-value="[Oracle][15]" calcext:value-type="string">
            <text:p>[Oracle][15]</text:p>
          </table:table-cell>
          <table:table-cell table:formula="of:=COM.MICROSOFT.CONCAT([.C16];&quot;&quot;)" office:value-type="string" office:string-value="Cloud Computing" calcext:value-type="string">
            <text:p>Cloud Computing</text:p>
          </table:table-cell>
          <table:table-cell table:formula="of:=COM.MICROSOFT.CONCAT(&quot;[&quot;;[.A16];&quot;]: &quot;;[.D16])" office:value-type="string" office:string-value="[15]: https://docs.oracle.com/en-us/iaas/Content/API/SDKDocs/pythonsdk.htm" calcext:value-type="string">
            <text:p>[15]: https://docs.oracle.com/en-us/iaas/Content/API/SDKDocs/pythonsdk.htm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stadon</text:p>
          </table:table-cell>
          <table:table-cell office:value-type="string" calcext:value-type="string">
            <text:p>Decentralized Social Media</text:p>
          </table:table-cell>
          <table:table-cell office:value-type="string" calcext:value-type="string">
            <text:p>https://mastodonpy.readthedocs.io/en/stable/</text:p>
          </table:table-cell>
          <table:table-cell table:formula="of:=COM.MICROSOFT.CONCAT(&quot;[&quot;;[.B17];&quot;][&quot;;[.A17];&quot;]&quot;)" office:value-type="string" office:string-value="[Mastadon][16]" calcext:value-type="string">
            <text:p>[Mastadon][16]</text:p>
          </table:table-cell>
          <table:table-cell table:formula="of:=COM.MICROSOFT.CONCAT([.C17];&quot;&quot;)" office:value-type="string" office:string-value="Decentralized Social Media" calcext:value-type="string">
            <text:p>Decentralized Social Media</text:p>
          </table:table-cell>
          <table:table-cell table:formula="of:=COM.MICROSOFT.CONCAT(&quot;[&quot;;[.A17];&quot;]: &quot;;[.D17])" office:value-type="string" office:string-value="[16]: https://mastodonpy.readthedocs.io/en/stable/" calcext:value-type="string">
            <text:p>[16]: https://mastodonpy.readthedocs.io/en/stable/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https://ethereum.org/en/developers/docs/programming-languages/python/</text:p>
          </table:table-cell>
          <table:table-cell table:formula="of:=COM.MICROSOFT.CONCAT(&quot;[&quot;;[.B18];&quot;][&quot;;[.A18];&quot;]&quot;)" office:value-type="string" office:string-value="[Ethereum][17]" calcext:value-type="string">
            <text:p>[Ethereum][17]</text:p>
          </table:table-cell>
          <table:table-cell table:formula="of:=COM.MICROSOFT.CONCAT([.C18];&quot;&quot;)" office:value-type="string" office:string-value="Blockchain" calcext:value-type="string">
            <text:p>Blockchain</text:p>
          </table:table-cell>
          <table:table-cell table:formula="of:=COM.MICROSOFT.CONCAT(&quot;[&quot;;[.A18];&quot;]: &quot;;[.D18])" office:value-type="string" office:string-value="[17]: https://ethereum.org/en/developers/docs/programming-languages/python/" calcext:value-type="string">
            <text:p>[17]: https://ethereum.org/en/developers/docs/programming-languages/python/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QGIS (Here Map)</text:p>
          </table:table-cell>
          <table:table-cell office:value-type="string" calcext:value-type="string">
            <text:p>Routing, Geocode</text:p>
          </table:table-cell>
          <table:table-cell office:value-type="string" calcext:value-type="string">
            <text:p><text:a xlink:href="https://plugins.qgis.org/plugins/Hqgis/#plugin-about" xlink:type="simple">https://plugins.qgis.org/plugins/Hqgis/#plugin-about</text:a></text:p>
          </table:table-cell>
          <table:table-cell table:formula="of:=COM.MICROSOFT.CONCAT(&quot;[&quot;;[.B19];&quot;][&quot;;[.A19];&quot;]&quot;)" office:value-type="string" office:string-value="[HQGIS (Here Map)][18]" calcext:value-type="string">
            <text:p>[HQGIS (Here Map)][18]</text:p>
          </table:table-cell>
          <table:table-cell table:formula="of:=COM.MICROSOFT.CONCAT([.C19];&quot;&quot;)" office:value-type="string" office:string-value="Routing, Geocode" calcext:value-type="string">
            <text:p>Routing, Geocode</text:p>
          </table:table-cell>
          <table:table-cell table:formula="of:=COM.MICROSOFT.CONCAT(&quot;[&quot;;[.A19];&quot;]: &quot;;[.D19])" office:value-type="string" office:string-value="[18]: https://plugins.qgis.org/plugins/Hqgis/#plugin-about" calcext:value-type="string">
            <text:p>[18]: https://plugins.qgis.org/plugins/Hqgis/#plugin-about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SRM </text:p>
          </table:table-cell>
          <table:table-cell office:value-type="string" calcext:value-type="string">
            <text:p>Routing, Geocode</text:p>
          </table:table-cell>
          <table:table-cell office:value-type="string" calcext:value-type="string">
            <text:p><text:a xlink:href="http://project-osrm.org/docs/v5.24.0/api" xlink:type="simple">http://project-osrm.org/docs/v5.24.0/api</text:a>/#</text:p>
          </table:table-cell>
          <table:table-cell table:formula="of:=COM.MICROSOFT.CONCAT(&quot;[&quot;;[.B20];&quot;][&quot;;[.A20];&quot;]&quot;)" office:value-type="string" office:string-value="[OSRM ][19]" calcext:value-type="string">
            <text:p>[OSRM ][19]</text:p>
          </table:table-cell>
          <table:table-cell table:formula="of:=COM.MICROSOFT.CONCAT([.C20];&quot;&quot;)" office:value-type="string" office:string-value="Routing, Geocode" calcext:value-type="string">
            <text:p>Routing, Geocode</text:p>
          </table:table-cell>
          <table:table-cell table:formula="of:=COM.MICROSOFT.CONCAT(&quot;[&quot;;[.A20];&quot;]: &quot;;[.D20])" office:value-type="string" office:string-value="[19]: http://project-osrm.org/docs/v5.24.0/api/#" calcext:value-type="string">
            <text:p>[19]: http://project-osrm.org/docs/v5.24.0/api/#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raphHopper</text:p>
          </table:table-cell>
          <table:table-cell office:value-type="string" calcext:value-type="string">
            <text:p>Routing, Geocoding</text:p>
          </table:table-cell>
          <table:table-cell office:value-type="string" calcext:value-type="string">
            <text:p>https://docs.graphhopper.com/</text:p>
          </table:table-cell>
          <table:table-cell table:formula="of:=COM.MICROSOFT.CONCAT(&quot;[&quot;;[.B21];&quot;][&quot;;[.A21];&quot;]&quot;)" office:value-type="string" office:string-value="[GraphHopper][20]" calcext:value-type="string">
            <text:p>[GraphHopper][20]</text:p>
          </table:table-cell>
          <table:table-cell table:formula="of:=COM.MICROSOFT.CONCAT([.C21];&quot;&quot;)" office:value-type="string" office:string-value="Routing, Geocoding" calcext:value-type="string">
            <text:p>Routing, Geocoding</text:p>
          </table:table-cell>
          <table:table-cell table:formula="of:=COM.MICROSOFT.CONCAT(&quot;[&quot;;[.A21];&quot;]: &quot;;[.D21])" office:value-type="string" office:string-value="[20]: https://docs.graphhopper.com/" calcext:value-type="string">
            <text:p>[20]: https://docs.graphhopper.com/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penRouteService-py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https://github.com/GIScience/openrouteservice-py</text:p>
          </table:table-cell>
          <table:table-cell table:formula="of:=COM.MICROSOFT.CONCAT(&quot;[&quot;;[.B22];&quot;][&quot;;[.A22];&quot;]&quot;)" office:value-type="string" office:string-value="[OpenRouteService-py][21]" calcext:value-type="string">
            <text:p>[OpenRouteService-py][21]</text:p>
          </table:table-cell>
          <table:table-cell table:formula="of:=COM.MICROSOFT.CONCAT([.C22];&quot;&quot;)" office:value-type="string" office:string-value="Routing" calcext:value-type="string">
            <text:p>Routing</text:p>
          </table:table-cell>
          <table:table-cell table:formula="of:=COM.MICROSOFT.CONCAT(&quot;[&quot;;[.A22];&quot;]: &quot;;[.D22])" office:value-type="string" office:string-value="[21]: https://github.com/GIScience/openrouteservice-py" calcext:value-type="string">
            <text:p>[21]: https://github.com/GIScience/openrouteservice-py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penTripPlanner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https://docs.opentripplanner.org/en/v1.5.0/Scripting/#api</text:p>
          </table:table-cell>
          <table:table-cell table:formula="of:=COM.MICROSOFT.CONCAT(&quot;[&quot;;[.B23];&quot;][&quot;;[.A23];&quot;]&quot;)" office:value-type="string" office:string-value="[OpenTripPlanner][22]" calcext:value-type="string">
            <text:p>[OpenTripPlanner][22]</text:p>
          </table:table-cell>
          <table:table-cell table:formula="of:=COM.MICROSOFT.CONCAT([.C23];&quot;&quot;)" office:value-type="string" office:string-value="Routing" calcext:value-type="string">
            <text:p>Routing</text:p>
          </table:table-cell>
          <table:table-cell table:formula="of:=COM.MICROSOFT.CONCAT(&quot;[&quot;;[.A23];&quot;]: &quot;;[.D23])" office:value-type="string" office:string-value="[22]: https://docs.opentripplanner.org/en/v1.5.0/Scripting/#api" calcext:value-type="string">
            <text:p>[22]: https://docs.opentripplanner.org/en/v1.5.0/Scripting/#api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angchain</text:p>
          </table:table-cell>
          <table:table-cell office:value-type="string" calcext:value-type="string">
            <text:p>LLM Orchestration</text:p>
          </table:table-cell>
          <table:table-cell office:value-type="string" calcext:value-type="string">
            <text:p>https://reference.langchain.com/python/langchain/overview</text:p>
          </table:table-cell>
          <table:table-cell table:formula="of:=COM.MICROSOFT.CONCAT(&quot;[&quot;;[.B24];&quot;][&quot;;[.A24];&quot;]&quot;)" office:value-type="string" office:string-value="[Langchain][23]" calcext:value-type="string">
            <text:p>[Langchain][23]</text:p>
          </table:table-cell>
          <table:table-cell table:formula="of:=COM.MICROSOFT.CONCAT([.C24];&quot;&quot;)" office:value-type="string" office:string-value="LLM Orchestration" calcext:value-type="string">
            <text:p>LLM Orchestration</text:p>
          </table:table-cell>
          <table:table-cell table:formula="of:=COM.MICROSOFT.CONCAT(&quot;[&quot;;[.A24];&quot;]: &quot;;[.D24])" office:value-type="string" office:string-value="[23]: https://reference.langchain.com/python/langchain/overview" calcext:value-type="string">
            <text:p>[23]: https://reference.langchain.com/python/langchain/overview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https://docs.ray.io/en/latest/index.html</text:p>
          </table:table-cell>
          <table:table-cell table:formula="of:=COM.MICROSOFT.CONCAT(&quot;[&quot;;[.B25];&quot;][&quot;;[.A25];&quot;]&quot;)" office:value-type="string" office:string-value="[Ray][24]" calcext:value-type="string">
            <text:p>[Ray][24]</text:p>
          </table:table-cell>
          <table:table-cell table:formula="of:=COM.MICROSOFT.CONCAT([.C25];&quot;&quot;)" office:value-type="string" office:string-value="Machine Learning" calcext:value-type="string">
            <text:p>Machine Learning</text:p>
          </table:table-cell>
          <table:table-cell table:formula="of:=COM.MICROSOFT.CONCAT(&quot;[&quot;;[.A25];&quot;]: &quot;;[.D25])" office:value-type="string" office:string-value="[24]: https://docs.ray.io/en/latest/index.html" calcext:value-type="string">
            <text:p>[24]: https://docs.ray.io/en/latest/index.html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penTelemetry</text:p>
          </table:table-cell>
          <table:table-cell office:value-type="string" calcext:value-type="string">
            <text:p>Metrics</text:p>
          </table:table-cell>
          <table:table-cell office:value-type="string" calcext:value-type="string">
            <text:p>https://opentelemetry.io/docs/languages/python/</text:p>
          </table:table-cell>
          <table:table-cell table:formula="of:=COM.MICROSOFT.CONCAT(&quot;[&quot;;[.B26];&quot;][&quot;;[.A26];&quot;]&quot;)" office:value-type="string" office:string-value="[OpenTelemetry][25]" calcext:value-type="string">
            <text:p>[OpenTelemetry][25]</text:p>
          </table:table-cell>
          <table:table-cell table:formula="of:=COM.MICROSOFT.CONCAT([.C26];&quot;&quot;)" office:value-type="string" office:string-value="Metrics" calcext:value-type="string">
            <text:p>Metrics</text:p>
          </table:table-cell>
          <table:table-cell table:formula="of:=COM.MICROSOFT.CONCAT(&quot;[&quot;;[.A26];&quot;]: &quot;;[.D26])" office:value-type="string" office:string-value="[25]: https://opentelemetry.io/docs/languages/python/" calcext:value-type="string">
            <text:p>[25]: https://opentelemetry.io/docs/languages/python/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iscord API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https://discordpy.readthedocs.io/en/stable/</text:p>
          </table:table-cell>
          <table:table-cell table:formula="of:=COM.MICROSOFT.CONCAT(&quot;[&quot;;[.B27];&quot;][&quot;;[.A27];&quot;]&quot;)" office:value-type="string" office:string-value="[Discord API][26]" calcext:value-type="string">
            <text:p>[Discord API][26]</text:p>
          </table:table-cell>
          <table:table-cell table:formula="of:=COM.MICROSOFT.CONCAT([.C27];&quot;&quot;)" office:value-type="string" office:string-value="Social Media" calcext:value-type="string">
            <text:p>Social Media</text:p>
          </table:table-cell>
          <table:table-cell table:formula="of:=COM.MICROSOFT.CONCAT(&quot;[&quot;;[.A27];&quot;]: &quot;;[.D27])" office:value-type="string" office:string-value="[26]: https://discordpy.readthedocs.io/en/stable/" calcext:value-type="string">
            <text:p>[26]: https://discordpy.readthedocs.io/en/stable/</text:p>
          </table:table-cell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W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2T13:41:08.213300695</meta:creation-date>
    <dc:date>2026-04-22T11:36:50.433493184</dc:date>
    <dc:creator>Murat Kendir</dc:creator>
    <meta:editing-duration>PT1H21M30S</meta:editing-duration>
    <meta:editing-cycles>14</meta:editing-cycles>
    <meta:generator>LibreOffice/24.2.7.2$Linux_X86_64 LibreOffice_project/420$Build-2</meta:generator>
    <meta:document-statistic meta:table-count="1" meta:cell-count="189" meta:object-count="0"/>
  </office:meta>
</office:document-meta>
</file>